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132679904">
          <table:table-cell table:style-name="Table1.A1" office:value-type="string">
            <text:p text:style-name="Table_20_Contents"><field:fieldmark-start text:name="Bookmark" field:type="ADVANCE \d6"/><field:fieldmark-end/></text:p>
            <text:p text:style-name="P76">x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6T16:42:11.647835321</meta:creation-date>
    <dc:date>2021-02-26T16:42:20.935456873</dc:date>
    <meta:editing-duration>PT10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7.2.0.0.alpha0$Linux_X86_64 LibreOffice_project/1d9f243a39169256ebb923afb32fffecf04ac427</meta:generator>
  </office:meta>
</office:document-meta>
</file>